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d7a7" officeooo:paragraph-rsid="000cd7a7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d7a7" officeooo:paragraph-rsid="000cd7a7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cd7a7" officeooo:paragraph-rsid="000e172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efa33" officeooo:paragraph-rsid="000efa3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cd7a7" officeooo:paragraph-rsid="0011648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1727" officeooo:paragraph-rsid="00116566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cd7a7" officeooo:paragraph-rsid="00116566"/>
    </style:style>
    <style:style style:name="P8" style:family="paragraph" style:parent-style-name="Standard">
      <style:paragraph-properties fo:text-align="start" style:justify-single-word="false"/>
      <style:text-properties officeooo:rsid="000cd7a7" officeooo:paragraph-rsid="000e1727"/>
    </style:style>
    <style:style style:name="P9" style:family="paragraph" style:parent-style-name="Standard">
      <style:paragraph-properties fo:text-align="start" style:justify-single-word="false"/>
      <style:text-properties officeooo:rsid="00116488" officeooo:paragraph-rsid="0011648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fa33" style:font-weight-asian="normal" style:font-weight-complex="normal"/>
    </style:style>
    <style:style style:name="T4" style:family="text">
      <style:text-properties officeooo:rsid="000ed95a"/>
    </style:style>
    <style:style style:name="T5" style:family="text">
      <style:text-properties officeooo:rsid="000efa33"/>
    </style:style>
    <style:style style:name="T6" style:family="text">
      <style:text-properties officeooo:rsid="00116566"/>
    </style:style>
    <style:style style:name="T7" style:family="text">
      <style:text-properties officeooo:rsid="0014e9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am</text:span></text:p>
      <text:p text:style-name="P2"><text:tab/><text:span text:style-name="T2">––– </text:span><text:span text:style-name="T3">Single problems –––</text:span></text:p>
      <text:list text:style-name="L1">
        <text:list-item>
          <text:p text:style-name="P3">Laplace transform</text:p>
        </text:list-item>
        <text:list-item>
          <text:p text:style-name="P4">Complex integral</text:p>
        </text:list-item>
        <text:list-item>
          <text:p text:style-name="P5">Lauren series <text:span text:style-name="T4">annuli to find convergence</text:span></text:p>
          <text:p text:style-name="P3">––– <text:span text:style-name="T5">Written problems –––</text:span></text:p>
        </text:list-item>
        <text:list-item>
          <text:p text:style-name="P5">Fourier series</text:p>
        </text:list-item>
        <text:list-item>
          <text:p text:style-name="P3">PDE’s</text:p>
        </text:list-item>
        <text:list-item>
          <text:p text:style-name="P6">Cauchy-Riemann</text:p>
        </text:list-item>
        <text:list-item>
          <text:p text:style-name="P7">Prove PDE is contin<text:span text:style-name="T6">u</text:span>ous <text:span text:style-name="T6">(</text:span>Weierstrass M-test<text:span text:style-name="T6">)</text:span></text:p>
        </text:list-item>
        <text:list-item>
          <text:p text:style-name="P3">Residue theorem</text:p>
        </text:list-item>
        <text:list-item>
          <text:p text:style-name="P3">Complex integral as solution to Real integral (ML)</text:p>
        </text:list-item>
      </text:list>
      <text:p text:style-name="P8"/>
      <text:p text:style-name="P9">Other <text:span text:style-name="T7">possible exercises</text:span>:</text:p>
      <text:p text:style-name="P9">Fourier transfor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10:14:52.589430000</meta:creation-date>
    <dc:date>2025-11-23T11:38:36.099234000</dc:date>
    <meta:editing-duration>PT28M12S</meta:editing-duration>
    <meta:editing-cycles>12</meta:editing-cycles>
    <meta:generator>LibreOffice/25.8.3.2$MacOSX_AARCH64 LibreOffice_project/8ca8d55c161d602844f5428fa4b58097424e324e</meta:generator>
    <meta:document-statistic meta:table-count="0" meta:image-count="0" meta:object-count="0" meta:page-count="1" meta:paragraph-count="14" meta:word-count="49" meta:character-count="327" meta:non-whitespace-character-count="296"/>
  </office:meta>
</office:document-meta>
</file>